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720000012D1FCF2084.svm" manifest:media-type=""/>
  <manifest:file-entry manifest:full-path="Pictures/200000010000014200000129F2269856.svm" manifest:media-type=""/>
  <manifest:file-entry manifest:full-path="Pictures/20000001000001460000012477E671F7.svm" manifest:media-type=""/>
  <manifest:file-entry manifest:full-path="Pictures/2000000100000269000001314AE826AB.svm" manifest:media-type=""/>
  <manifest:file-entry manifest:full-path="Pictures/20000001000001420000012483F97882.svm" manifest:media-type=""/>
  <manifest:file-entry manifest:full-path="Pictures/200000020000021500000128FEFAFEFA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6pt" style:font-size-asian="6pt" style:font-name-complex="Jameel Noori Nastaleeq" style:font-size-complex="6pt"/>
    </style:style>
    <style:style style:name="T1" style:family="text">
      <style:text-properties style:font-name="Jameel Noori Nastaleeq" fo:font-size="6pt" style:font-size-asian="6pt" style:font-name-complex="Jameel Noori Nastaleeq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594cm" svg:height="5.173cm" svg:x="2.437cm" svg:y="-0.014cm">
          <draw:image xlink:href="Pictures/200000020000021500000128FEFAFEFA.eps" xlink:type="simple" xlink:show="embed" xlink:actuate="onLoad">
            <text:p/>
          </draw:image>
          <draw:glue-point draw:id="4" svg:x="-1.206cm" svg:y="-2.368cm"/>
          <draw:glue-point draw:id="5" svg:x="1.056cm" svg:y="-2.279cm"/>
          <draw:glue-point draw:id="6" svg:x="0.975cm" svg:y="-2.383cm"/>
        </draw:frame>
        <draw:frame draw:style-name="gr2" draw:text-style-name="P3" draw:layer="layout" svg:width="1.26cm" svg:height="0.552cm" svg:x="4.163cm" svg:y="1.629cm">
          <draw:text-box>
            <text:p text:style-name="P2"><text:span text:style-name="T1">مداخل الیکٹران</text:span></text:p>
          </draw:text-box>
        </draw:frame>
        <draw:frame draw:style-name="gr2" draw:text-style-name="P3" draw:layer="layout" svg:width="1.349cm" svg:height="0.552cm" svg:x="5.801cm" svg:y="1.629cm">
          <draw:text-box>
            <text:p text:style-name="P2"><text:span text:style-name="T1">نفوذ پذیر الیکٹران</text:span></text:p>
          </draw:text-box>
        </draw:frame>
        <draw:frame draw:style-name="gr2" draw:text-style-name="P3" draw:layer="layout" svg:width="1.26cm" svg:height="0.552cm" svg:x="7.685cm" svg:y="1.629cm">
          <draw:text-box>
            <text:p text:style-name="P2"><text:span text:style-name="T1">حاصل الیکٹران</text:span></text:p>
          </draw:text-box>
        </draw:frame>
        <draw:frame draw:style-name="gr2" draw:text-style-name="P3" draw:layer="layout" svg:width="1.078cm" svg:height="0.552cm" svg:x="4.387cm" svg:y="2.259cm">
          <draw:text-box>
            <text:p text:style-name="P2"><text:span text:style-name="T1">مداخل خول</text:span></text:p>
          </draw:text-box>
        </draw:frame>
        <draw:frame draw:style-name="gr2" draw:text-style-name="P3" xml:id="id1" draw:id="id1" draw:layer="layout" svg:width="1.213cm" svg:height="0.552cm" svg:x="3.044cm" svg:y="0.491cm">
          <draw:text-box>
            <text:p text:style-name="P2"><text:span text:style-name="T1">سیدھا مائل جوڑ</text:span></text:p>
          </draw:text-box>
          <draw:glue-point draw:id="4" svg:x="3.595cm" svg:y="0.962cm"/>
          <draw:glue-point draw:id="5" svg:x="3.517cm" svg:y="2.285cm"/>
        </draw:frame>
        <draw:frame draw:style-name="gr2" draw:text-style-name="P3" xml:id="id3" draw:id="id3" draw:layer="layout" svg:width="1.065cm" svg:height="0.552cm" svg:x="8.453cm" svg:y="0.399cm">
          <draw:text-box>
            <text:p text:style-name="P2"><text:span text:style-name="T1">الٹا مائل جوڑ</text:span></text:p>
          </draw:text-box>
          <draw:glue-point draw:id="4" svg:x="-3.296cm" svg:y="0.532cm"/>
          <draw:glue-point draw:id="5" svg:x="-3.289cm" svg:y="5cm"/>
        </draw:frame>
        <draw:connector draw:style-name="gr3" draw:text-style-name="P1" draw:layer="layout" draw:type="curve" draw:line-skew="-0.32cm 3.128cm 1.855cm" svg:x1="4.076cm" svg:y1="0.893cm" svg:x2="5.698cm" svg:y2="1.348cm" draw:start-shape="id1" draw:start-glue-point="5" draw:end-shape="id2" draw:end-glue-point="4" svg:d="M4076 893c0 495 989 330 989 389s633 56 633 66" svg:viewBox="0 0 1623 456">
          <text:p/>
        </draw:connector>
        <draw:connector draw:style-name="gr3" draw:text-style-name="P1" draw:layer="layout" draw:type="curve" draw:line-skew="6.476cm 1.814cm" svg:x1="8.634cm" svg:y1="0.704cm" svg:x2="7.571cm" svg:y2="1.34cm" draw:start-shape="id3" draw:start-glue-point="4" draw:end-shape="id2" draw:end-glue-point="6" svg:d="M8634 704c-331 0-276 298-459 442s-604 134-604 194" svg:viewBox="0 0 1064 637">
          <text:p/>
        </draw:connector>
        <draw:line draw:style-name="gr3" draw:text-style-name="P1" draw:layer="layout" svg:x1="3.268cm" svg:y1="2.014cm" svg:x2="2.816cm" svg:y2="2.014cm">
          <text:p/>
        </draw:line>
        <draw:line draw:style-name="gr3" draw:text-style-name="P1" draw:layer="layout" svg:x1="10.71cm" svg:y1="2.051cm" svg:x2="10.258cm" svg:y2="2.051cm">
          <text:p/>
        </draw:line>
        <draw:line draw:style-name="gr3" draw:text-style-name="P1" draw:layer="layout" svg:x1="6.458cm" svg:y1="3.88cm" svg:x2="6.458cm" svg:y2="3.428cm">
          <text:p/>
        </draw:line>
        <draw:frame draw:style-name="gr2" draw:text-style-name="P3" xml:id="id4" draw:id="id4" draw:layer="layout" svg:width="1.827cm" svg:height="0.552cm" svg:x="8.182cm" svg:y="3.278cm">
          <draw:text-box>
            <text:p text:style-name="P2"><text:span text:style-name="T1">دوبارہ <text:s/>جڑنے والے الیکٹران</text:span></text:p>
          </draw:text-box>
        </draw:frame>
        <draw:connector draw:style-name="gr3" draw:text-style-name="P1" draw:layer="layout" draw:type="curve" svg:x1="8.182cm" svg:y1="3.554cm" svg:x2="6.878cm" svg:y2="2.452cm" draw:start-shape="id4" svg:d="M8182 3554c-1353 0-701-1102-1304-1102" svg:viewBox="0 0 1305 1103">
          <text:p/>
        </draw:connector>
        <draw:custom-shape draw:style-name="gr4" draw:text-style-name="P1" draw:layer="layout" svg:width="0.127cm" svg:height="1.51cm" svg:x="3.811cm" svg:y="1.5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168cm" svg:height="0.693cm" draw:transform="rotate (2.26892802759263) translate (6.509cm 3.123cm)">
          <text:p/>
          <draw:enhanced-geometry svg:viewBox="0 0 21600 21600" draw:glue-points="21600 0 0 10800 21600 21600" draw:text-areas="13800 ?f9 21600 ?f10" draw:type="left-brace" draw:modifiers="5141.7130144605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085cm" svg:height="0.702cm" draw:transform="rotate (-3.14159265358979) translate (9.773cm 2.245cm)">
          <text:p/>
          <draw:enhanced-geometry svg:viewBox="0 0 21600 21600" draw:glue-points="21600 0 0 10800 21600 21600" draw:text-areas="13800 ?f9 21600 ?f10" draw:type="left-brace" draw:modifiers="4639.544807965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1" draw:layer="layout" svg:width="0.39cm" svg:height="0.349cm" svg:x="2.82cm" svg:y="1.5cm">
          <draw:image xlink:href="Pictures/20000001000001460000012477E671F7.svm" xlink:type="simple" xlink:show="embed" xlink:actuate="onLoad">
            <text:p/>
          </draw:image>
        </draw:frame>
        <draw:frame draw:style-name="gr6" draw:text-style-name="P1" draw:layer="layout" svg:width="0.385cm" svg:height="0.355cm" svg:x="10.325cm" svg:y="1.553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draw:layer="layout" svg:width="0.385cm" svg:height="0.349cm" svg:x="5.94cm" svg:y="3.483cm">
          <draw:image xlink:href="Pictures/20000001000001420000012483F97882.svm" xlink:type="simple" xlink:show="embed" xlink:actuate="onLoad">
            <text:p/>
          </draw:image>
        </draw:frame>
        <draw:frame draw:style-name="gr8" draw:text-style-name="P1" draw:layer="layout" svg:width="0.75cm" svg:height="0.36cm" svg:x="4.757cm" svg:y="3.592cm">
          <draw:image xlink:href="Pictures/20000001000002720000012D1FCF2084.svm" xlink:type="simple" xlink:show="embed" xlink:actuate="onLoad">
            <text:p/>
          </draw:image>
        </draw:frame>
        <draw:frame draw:style-name="gr9" draw:text-style-name="P1" draw:layer="layout" svg:width="0.739cm" svg:height="0.365cm" svg:x="7.105cm" svg:y="3.664cm">
          <draw:image xlink:href="Pictures/2000000100000269000001314AE826AB.svm" xlink:type="simple" xlink:show="embed" xlink:actuate="onLoad">
            <text:p/>
          </draw:image>
        </draw:frame>
        <draw:frame draw:style-name="gr10" draw:text-style-name="P1" draw:layer="layout" svg:width="0.257cm" svg:height="0.233cm" svg:x="6.841cm" svg:y="2.837cm">
          <draw:image xlink:href="Pictures/20000001000001420000012483F97882.svm" xlink:type="simple" xlink:show="embed" xlink:actuate="onLoad">
            <text:p/>
          </draw:image>
        </draw:frame>
        <draw:frame draw:style-name="gr11" draw:text-style-name="P1" draw:layer="layout" svg:width="0.26cm" svg:height="0.233cm" svg:x="3.563cm" svg:y="1.958cm">
          <draw:image xlink:href="Pictures/20000001000001460000012477E671F7.svm" xlink:type="simple" xlink:show="embed" xlink:actuate="onLoad">
            <text:p/>
          </draw:image>
        </draw:frame>
        <draw:frame draw:style-name="gr12" draw:text-style-name="P1" draw:layer="layout" svg:width="0.257cm" svg:height="0.237cm" svg:x="9.689cm" svg:y="2.298cm">
          <draw:image xlink:href="Pictures/200000010000014200000129F226985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4:34.236727730</dc:date>
    <meta:editing-duration>PT15M42S</meta:editing-duration>
    <meta:editing-cycles>5</meta:editing-cycles>
    <meta:generator>LibreOffice/4.2.8.2$Linux_x86 LibreOffice_project/420m0$Build-2</meta:generator>
    <meta:document-statistic meta:object-count="25"/>
  </office:meta>
</office:document-meta>
</file>